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33.58mm"/>
    </style:style>
    <style:style style:name="co5" style:family="table-column">
      <style:table-column-properties fo:break-before="auto" style:column-width="43.96mm"/>
    </style:style>
    <style:style style:name="co6" style:family="table-column">
      <style:table-column-properties fo:break-before="auto" style:column-width="49.27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UF2.A01">
      <style:table-properties table:display="true" style:writing-mode="lr-tb"/>
    </style:style>
    <number:boolean-style style:name="N99">
      <number:boolean/>
    </number:boolean-style>
    <style:style style:name="ce29" style:family="table-cell" style:parent-style-name="Default">
      <style:table-cell-properties fo:background-color="#0066b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ext-properties fo:font-size="11pt" style:font-size-asian="11pt" style:font-size-complex="11pt"/>
      <style:map style:condition="is-true-formula(ISODD(ROW()))" style:apply-style-name="Senars" style:base-cell-address="users.A2"/>
    </style:style>
    <style:style style:name="ce31" style:family="table-cell" style:parent-style-name="Default">
      <style:table-cell-properties fo:border-bottom="none" fo:border-left="none" fo:border-right="none" fo:border-top="0.99pt ridge #000000"/>
      <style:text-properties fo:font-size="11pt" style:font-size-asian="11pt" style:font-size-complex="11pt"/>
      <style:map style:condition="is-true-formula(ISODD(ROW()))" style:apply-style-name="Senars" style:base-cell-address="users.A2"/>
    </style:style>
    <style:style style:name="ce3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ODD(ROW()))" style:apply-style-name="Senars" style:base-cell-address="users.A2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ODD(ROW()))" style:apply-style-name="Senars" style:base-cell-address="users.A2"/>
    </style:style>
    <style:style style:name="ce36" style:family="table-cell" style:parent-style-name="Default">
      <style:map style:condition="is-true-formula(ISODD(ROW()))" style:apply-style-name="Senars" style:base-cell-address="users.A2"/>
    </style:style>
    <style:style style:name="ce37" style:family="table-cell" style:parent-style-name="Default">
      <style:table-cell-properties fo:background-color="#0066b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ODD(ROW()))" style:apply-style-name="Senars" style:base-cell-address="users.A2"/>
    </style:style>
    <style:style style:name="ce40" style:family="table-cell" style:parent-style-name="Default">
      <style:text-properties fo:font-size="11pt" style:font-size-asian="11pt" style:font-size-complex="11pt"/>
    </style:style>
    <style:style style:name="ce41" style:family="table-cell" style:parent-style-name="Default" style:data-style-name="N99">
      <style:text-properties fo:font-size="11pt" style:font-size-asian="11pt" style:font-size-complex="11pt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9.7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1014" table:default-cell-style-name="Default"/>
        <table:table-column table:style-name="co8" table:number-columns-repeated="2" table:default-cell-style-name="Default"/>
        <table:table-row table:style-name="ro1">
          <table:table-cell table:style-name="ce29" office:value-type="string" calcext:value-type="string">
            <text:p>Username</text:p>
          </table:table-cell>
          <table:table-cell table:style-name="ce37" office:value-type="string" calcext:value-type="string">
            <text:p>E-mail</text:p>
          </table:table-cell>
          <table:table-cell table:style-name="ce29" office:value-type="string" calcext:value-type="string">
            <text:p>Group</text:p>
          </table:table-cell>
          <table:table-cell table:style-name="ce29" office:value-type="string" calcext:value-type="string">
            <text:p>Prefix</text:p>
          </table:table-cell>
          <table:table-cell table:style-name="ce29" office:value-type="string" calcext:value-type="string">
            <text:p>Database</text:p>
          </table:table-cell>
          <table:table-cell table:style-name="ce29" office:value-type="string" calcext:value-type="string">
            <text:p>Username</text:p>
          </table:table-cell>
          <table:table-cell table:style-name="ce29" office:value-type="string" calcext:value-type="string">
            <office:annotation draw:style-name="gr1" draw:text-style-name="P2" svg:width="108.62mm" svg:height="31.75mm" svg:x="281.02mm" svg:y="8.2mm" draw:caption-point-x="-4.07mm" draw:caption-point-y="-8.1mm">
              <dc:date>2021-02-03T00:00:00</dc:date>
              <text:p text:style-name="P1"><text:span text:style-name="T1">Mínim 12 caràcters, 2 majúscules, 2 minúscules, 2 caràcters especials.</text:span></text:p>
              <text:p text:style-name="P1"><text:span text:style-name="T1"/></text:p>
              <text:p text:style-name="P1"><text:span text:style-name="T1">UNICODE chars: numbers 65 to 90 represent capital letters and 97 to 122 small letters.</text:span></text:p>
              <text:p text:style-name="P1"><text:span text:style-name="T1"/></text:p>
              <text:p text:style-name="P1"><text:span text:style-name="T1">=CHAR(RANDBETWEEN(65;90))</text:span></text:p>
            </office:annotation>
            <text:p>Password</text:p>
          </table:table-cell>
          <table:table-cell table:style-name="ce29" office:value-type="string" calcext:value-type="string">
            <text:p>Server</text:p>
          </table:table-cell>
          <table:table-cell table:style-name="ce40" table:number-columns-repeated="1016"/>
        </table:table-row>
        <table:table-row table:style-name="ro1">
          <table:table-cell table:style-name="ce30" office:value-type="string" calcext:value-type="string">
            <text:p>userA</text:p>
          </table:table-cell>
          <table:table-cell table:style-name="ce30" table:formula="of:=CONCATENATE([.A2];&quot;@fp.insjoaquimmir.cat&quot;)" office:value-type="string" office:string-value="userA@fp.insjoaquimmir.cat" calcext:value-type="string">
            <text:p>userA@fp.insjoaquimmir.cat</text:p>
          </table:table-cell>
          <table:table-cell table:style-name="ce30" office:value-type="string" calcext:value-type="string">
            <text:p>g01</text:p>
          </table:table-cell>
          <table:table-cell table:style-name="ce30" office:value-type="string" calcext:value-type="string">
            <text:p>1asix</text:p>
          </table:table-cell>
          <table:table-cell table:style-name="ce30" table:formula="of:=CONCATENATE([.D2];&quot;.m2.&quot;;[.C2])" office:value-type="string" office:string-value="1asix.m2.g01" calcext:value-type="string">
            <text:p>1asix.m2.g01</text:p>
          </table:table-cell>
          <table:table-cell table:style-name="ce30" table:formula="of:=CONCATENATE([.D2];&quot;.&quot;;[.A2])" office:value-type="string" office:string-value="1asix.userA" calcext:value-type="string">
            <text:p>1asix.userA</text:p>
          </table:table-cell>
          <table:table-cell table:style-name="ce30" table:formula="of:=CONCATENATE([.A2];YEAR(TODAY());&quot;-&quot;;UPPER(RIGHT([.A2];3));&quot;!&quot;)" office:value-type="string" office:string-value="userA2021-ERA!" calcext:value-type="string">
            <text:p>userA2021-ERA!</text:p>
          </table:table-cell>
          <table:table-cell table:style-name="ce30" office:value-type="string" calcext:value-type="string">
            <text:p>%</text:p>
          </table:table-cell>
          <table:table-cell table:style-name="ce40" table:number-columns-repeated="1016"/>
        </table:table-row>
        <table:table-row table:style-name="ro1">
          <table:table-cell table:style-name="ce30" office:value-type="string" calcext:value-type="string">
            <text:p>userB</text:p>
          </table:table-cell>
          <table:table-cell table:style-name="ce30" table:formula="of:=CONCATENATE([.A3];&quot;@fp.insjoaquimmir.cat&quot;)" office:value-type="string" office:string-value="userB@fp.insjoaquimmir.cat" calcext:value-type="string">
            <text:p>userB@fp.insjoaquimmir.cat</text:p>
          </table:table-cell>
          <table:table-cell table:style-name="ce30" office:value-type="string" calcext:value-type="string">
            <text:p>g01</text:p>
          </table:table-cell>
          <table:table-cell table:style-name="ce30" table:formula="of:=[.D2]" office:value-type="string" office:string-value="1asix" calcext:value-type="string">
            <text:p>1asix</text:p>
          </table:table-cell>
          <table:table-cell table:style-name="ce30" table:formula="of:=CONCATENATE([.D3];&quot;.m2.&quot;;[.C3])" office:value-type="string" office:string-value="1asix.m2.g01" calcext:value-type="string">
            <text:p>1asix.m2.g01</text:p>
          </table:table-cell>
          <table:table-cell table:style-name="ce30" table:formula="of:=CONCATENATE([.D3];&quot;.&quot;;[.A3])" office:value-type="string" office:string-value="1asix.userB" calcext:value-type="string">
            <text:p>1asix.userB</text:p>
          </table:table-cell>
          <table:table-cell table:style-name="ce30" table:formula="of:=CONCATENATE([.A3];YEAR(TODAY());&quot;-&quot;;UPPER(RIGHT([.A3];3));&quot;!&quot;)" office:value-type="string" office:string-value="userB2021-ERB!" calcext:value-type="string">
            <text:p>userB2021-ERB!</text:p>
          </table:table-cell>
          <table:table-cell table:style-name="ce30" table:formula="of:=[.H2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1">
          <table:table-cell table:style-name="ce30" office:value-type="string" calcext:value-type="string">
            <text:p>userC</text:p>
          </table:table-cell>
          <table:table-cell table:style-name="ce30" table:formula="of:=CONCATENATE([.A4];&quot;@fp.insjoaquimmir.cat&quot;)" office:value-type="string" office:string-value="userC@fp.insjoaquimmir.cat" calcext:value-type="string">
            <text:p>userC@fp.insjoaquimmir.cat</text:p>
          </table:table-cell>
          <table:table-cell table:style-name="ce30" office:value-type="string" calcext:value-type="string">
            <text:p>g01</text:p>
          </table:table-cell>
          <table:table-cell table:style-name="ce30" table:formula="of:=[.D3]" office:value-type="string" office:string-value="1asix" calcext:value-type="string">
            <text:p>1asix</text:p>
          </table:table-cell>
          <table:table-cell table:style-name="ce30" table:formula="of:=CONCATENATE([.D4];&quot;.m2.&quot;;[.C4])" office:value-type="string" office:string-value="1asix.m2.g01" calcext:value-type="string">
            <text:p>1asix.m2.g01</text:p>
          </table:table-cell>
          <table:table-cell table:style-name="ce30" table:formula="of:=CONCATENATE([.D4];&quot;.&quot;;[.A4])" office:value-type="string" office:string-value="1asix.userC" calcext:value-type="string">
            <text:p>1asix.userC</text:p>
          </table:table-cell>
          <table:table-cell table:style-name="ce30" table:formula="of:=CONCATENATE([.A4];YEAR(TODAY());&quot;-&quot;;UPPER(RIGHT([.A4];3));&quot;!&quot;)" office:value-type="string" office:string-value="userC2021-ERC!" calcext:value-type="string">
            <text:p>userC2021-ERC!</text:p>
          </table:table-cell>
          <table:table-cell table:style-name="ce30" table:formula="of:=[.H3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1">
          <table:table-cell table:style-name="ce30" office:value-type="string" calcext:value-type="string">
            <text:p>userD</text:p>
          </table:table-cell>
          <table:table-cell table:style-name="ce30" table:formula="of:=CONCATENATE([.A5];&quot;@fp.insjoaquimmir.cat&quot;)" office:value-type="string" office:string-value="userD@fp.insjoaquimmir.cat" calcext:value-type="string">
            <text:p>userD@fp.insjoaquimmir.cat</text:p>
          </table:table-cell>
          <table:table-cell table:style-name="ce30" office:value-type="string" calcext:value-type="string">
            <text:p>g02</text:p>
          </table:table-cell>
          <table:table-cell table:style-name="ce30" table:formula="of:=[.D4]" office:value-type="string" office:string-value="1asix" calcext:value-type="string">
            <text:p>1asix</text:p>
          </table:table-cell>
          <table:table-cell table:style-name="ce30" table:formula="of:=CONCATENATE([.D5];&quot;.m2.&quot;;[.C5])" office:value-type="string" office:string-value="1asix.m2.g02" calcext:value-type="string">
            <text:p>1asix.m2.g02</text:p>
          </table:table-cell>
          <table:table-cell table:style-name="ce30" table:formula="of:=CONCATENATE([.D5];&quot;.&quot;;[.A5])" office:value-type="string" office:string-value="1asix.userD" calcext:value-type="string">
            <text:p>1asix.userD</text:p>
          </table:table-cell>
          <table:table-cell table:style-name="ce30" table:formula="of:=CONCATENATE([.A5];YEAR(TODAY());&quot;-&quot;;UPPER(RIGHT([.A5];3));&quot;!&quot;)" office:value-type="string" office:string-value="userD2021-ERD!" calcext:value-type="string">
            <text:p>userD2021-ERD!</text:p>
          </table:table-cell>
          <table:table-cell table:style-name="ce30" table:formula="of:=[.H4]" office:value-type="string" office:string-value="%" calcext:value-type="string">
            <text:p>%</text:p>
          </table:table-cell>
          <table:table-cell table:style-name="ce41"/>
          <table:table-cell table:style-name="ce40" table:number-columns-repeated="1015"/>
        </table:table-row>
        <table:table-row table:style-name="ro1">
          <table:table-cell table:style-name="ce30" office:value-type="string" calcext:value-type="string">
            <text:p>userE</text:p>
          </table:table-cell>
          <table:table-cell table:style-name="ce30" table:formula="of:=CONCATENATE([.A6];&quot;@fp.insjoaquimmir.cat&quot;)" office:value-type="string" office:string-value="userE@fp.insjoaquimmir.cat" calcext:value-type="string">
            <text:p>userE@fp.insjoaquimmir.cat</text:p>
          </table:table-cell>
          <table:table-cell table:style-name="ce30" office:value-type="string" calcext:value-type="string">
            <text:p>g02</text:p>
          </table:table-cell>
          <table:table-cell table:style-name="ce30" table:formula="of:=[.D5]" office:value-type="string" office:string-value="1asix" calcext:value-type="string">
            <text:p>1asix</text:p>
          </table:table-cell>
          <table:table-cell table:style-name="ce30" table:formula="of:=CONCATENATE([.D6];&quot;.m2.&quot;;[.C6])" office:value-type="string" office:string-value="1asix.m2.g02" calcext:value-type="string">
            <text:p>1asix.m2.g02</text:p>
          </table:table-cell>
          <table:table-cell table:style-name="ce30" table:formula="of:=CONCATENATE([.D6];&quot;.&quot;;[.A6])" office:value-type="string" office:string-value="1asix.userE" calcext:value-type="string">
            <text:p>1asix.userE</text:p>
          </table:table-cell>
          <table:table-cell table:style-name="ce30" table:formula="of:=CONCATENATE([.A6];YEAR(TODAY());&quot;-&quot;;UPPER(RIGHT([.A6];3));&quot;!&quot;)" office:value-type="string" office:string-value="userE2021-ERE!" calcext:value-type="string">
            <text:p>userE2021-ERE!</text:p>
          </table:table-cell>
          <table:table-cell table:style-name="ce30" table:formula="of:=[.H5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1">
          <table:table-cell table:style-name="ce30" office:value-type="string" calcext:value-type="string">
            <text:p>userF</text:p>
          </table:table-cell>
          <table:table-cell table:style-name="ce30" table:formula="of:=CONCATENATE([.A7];&quot;@fp.insjoaquimmir.cat&quot;)" office:value-type="string" office:string-value="userF@fp.insjoaquimmir.cat" calcext:value-type="string">
            <text:p>userF@fp.insjoaquimmir.cat</text:p>
          </table:table-cell>
          <table:table-cell table:style-name="ce30" office:value-type="string" calcext:value-type="string">
            <text:p>g02</text:p>
          </table:table-cell>
          <table:table-cell table:style-name="ce30" table:formula="of:=[.D6]" office:value-type="string" office:string-value="1asix" calcext:value-type="string">
            <text:p>1asix</text:p>
          </table:table-cell>
          <table:table-cell table:style-name="ce30" table:formula="of:=CONCATENATE([.D7];&quot;.m2.&quot;;[.C7])" office:value-type="string" office:string-value="1asix.m2.g02" calcext:value-type="string">
            <text:p>1asix.m2.g02</text:p>
          </table:table-cell>
          <table:table-cell table:style-name="ce30" table:formula="of:=CONCATENATE([.D7];&quot;.&quot;;[.A7])" office:value-type="string" office:string-value="1asix.userF" calcext:value-type="string">
            <text:p>1asix.userF</text:p>
          </table:table-cell>
          <table:table-cell table:style-name="ce30" table:formula="of:=CONCATENATE([.A7];YEAR(TODAY());&quot;-&quot;;UPPER(RIGHT([.A7];3));&quot;!&quot;)" office:value-type="string" office:string-value="userF2021-ERF!" calcext:value-type="string">
            <text:p>userF2021-ERF!</text:p>
          </table:table-cell>
          <table:table-cell table:style-name="ce30" table:formula="of:=[.H6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1">
          <table:table-cell table:style-name="ce30" office:value-type="string" calcext:value-type="string">
            <text:p>userG</text:p>
          </table:table-cell>
          <table:table-cell table:style-name="ce30" table:formula="of:=CONCATENATE([.A8];&quot;@fp.insjoaquimmir.cat&quot;)" office:value-type="string" office:string-value="userG@fp.insjoaquimmir.cat" calcext:value-type="string">
            <text:p>userG@fp.insjoaquimmir.cat</text:p>
          </table:table-cell>
          <table:table-cell table:style-name="ce30" office:value-type="string" calcext:value-type="string">
            <text:p>g03</text:p>
          </table:table-cell>
          <table:table-cell table:style-name="ce30" table:formula="of:=[.D7]" office:value-type="string" office:string-value="1asix" calcext:value-type="string">
            <text:p>1asix</text:p>
          </table:table-cell>
          <table:table-cell table:style-name="ce30" table:formula="of:=CONCATENATE([.D8];&quot;.m2.&quot;;[.C8])" office:value-type="string" office:string-value="1asix.m2.g03" calcext:value-type="string">
            <text:p>1asix.m2.g03</text:p>
          </table:table-cell>
          <table:table-cell table:style-name="ce30" table:formula="of:=CONCATENATE([.D8];&quot;.&quot;;[.A8])" office:value-type="string" office:string-value="1asix.userG" calcext:value-type="string">
            <text:p>1asix.userG</text:p>
          </table:table-cell>
          <table:table-cell table:style-name="ce30" table:formula="of:=CONCATENATE([.A8];YEAR(TODAY());&quot;-&quot;;UPPER(RIGHT([.A8];3));&quot;!&quot;)" office:value-type="string" office:string-value="userG2021-ERG!" calcext:value-type="string">
            <text:p>userG2021-ERG!</text:p>
          </table:table-cell>
          <table:table-cell table:style-name="ce30" table:formula="of:=[.H7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1">
          <table:table-cell table:style-name="ce30" office:value-type="string" calcext:value-type="string">
            <text:p>userH</text:p>
          </table:table-cell>
          <table:table-cell table:style-name="ce30" table:formula="of:=CONCATENATE([.A9];&quot;@fp.insjoaquimmir.cat&quot;)" office:value-type="string" office:string-value="userH@fp.insjoaquimmir.cat" calcext:value-type="string">
            <text:p>userH@fp.insjoaquimmir.cat</text:p>
          </table:table-cell>
          <table:table-cell table:style-name="ce30" office:value-type="string" calcext:value-type="string">
            <text:p>g03</text:p>
          </table:table-cell>
          <table:table-cell table:style-name="ce30" table:formula="of:=[.D8]" office:value-type="string" office:string-value="1asix" calcext:value-type="string">
            <text:p>1asix</text:p>
          </table:table-cell>
          <table:table-cell table:style-name="ce30" table:formula="of:=CONCATENATE([.D9];&quot;.m2.&quot;;[.C9])" office:value-type="string" office:string-value="1asix.m2.g03" calcext:value-type="string">
            <text:p>1asix.m2.g03</text:p>
          </table:table-cell>
          <table:table-cell table:style-name="ce30" table:formula="of:=CONCATENATE([.D9];&quot;.&quot;;[.A9])" office:value-type="string" office:string-value="1asix.userH" calcext:value-type="string">
            <text:p>1asix.userH</text:p>
          </table:table-cell>
          <table:table-cell table:style-name="ce30" table:formula="of:=CONCATENATE([.A9];YEAR(TODAY());&quot;-&quot;;UPPER(RIGHT([.A9];3));&quot;!&quot;)" office:value-type="string" office:string-value="userH2021-ERH!" calcext:value-type="string">
            <text:p>userH2021-ERH!</text:p>
          </table:table-cell>
          <table:table-cell table:style-name="ce30" table:formula="of:=[.H8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1">
          <table:table-cell table:style-name="ce30" office:value-type="string" calcext:value-type="string">
            <text:p>userI</text:p>
          </table:table-cell>
          <table:table-cell table:style-name="ce30" table:formula="of:=CONCATENATE([.A10];&quot;@fp.insjoaquimmir.cat&quot;)" office:value-type="string" office:string-value="userI@fp.insjoaquimmir.cat" calcext:value-type="string">
            <text:p>userI@fp.insjoaquimmir.cat</text:p>
          </table:table-cell>
          <table:table-cell table:style-name="ce30" office:value-type="string" calcext:value-type="string">
            <text:p>g03</text:p>
          </table:table-cell>
          <table:table-cell table:style-name="ce30" table:formula="of:=[.D9]" office:value-type="string" office:string-value="1asix" calcext:value-type="string">
            <text:p>1asix</text:p>
          </table:table-cell>
          <table:table-cell table:style-name="ce30" table:formula="of:=CONCATENATE([.D10];&quot;.m2.&quot;;[.C10])" office:value-type="string" office:string-value="1asix.m2.g03" calcext:value-type="string">
            <text:p>1asix.m2.g03</text:p>
          </table:table-cell>
          <table:table-cell table:style-name="ce30" table:formula="of:=CONCATENATE([.D10];&quot;.&quot;;[.A10])" office:value-type="string" office:string-value="1asix.userI" calcext:value-type="string">
            <text:p>1asix.userI</text:p>
          </table:table-cell>
          <table:table-cell table:style-name="ce30" table:formula="of:=CONCATENATE([.A10];YEAR(TODAY());&quot;-&quot;;UPPER(RIGHT([.A10];3));&quot;!&quot;)" office:value-type="string" office:string-value="userI2021-ERI!" calcext:value-type="string">
            <text:p>userI2021-ERI!</text:p>
          </table:table-cell>
          <table:table-cell table:style-name="ce30" table:formula="of:=[.H9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userJ</text:p>
          </table:table-cell>
          <table:table-cell table:style-name="ce31" table:formula="of:=CONCATENATE([.A11];&quot;@fp.insjoaquimmir.cat&quot;)" office:value-type="string" office:string-value="userJ@fp.insjoaquimmir.cat" calcext:value-type="string">
            <text:p>userJ@fp.insjoaquimmir.cat</text:p>
          </table:table-cell>
          <table:table-cell table:style-name="ce31" office:value-type="string" calcext:value-type="string">
            <text:p>g01</text:p>
          </table:table-cell>
          <table:table-cell table:style-name="ce31" office:value-type="string" calcext:value-type="string">
            <text:p>1daw</text:p>
          </table:table-cell>
          <table:table-cell table:style-name="ce31" table:formula="of:=CONCATENATE([.D11];&quot;.m2.&quot;;[.C11])" office:value-type="string" office:string-value="1daw.m2.g01" calcext:value-type="string">
            <text:p>1daw.m2.g01</text:p>
          </table:table-cell>
          <table:table-cell table:style-name="ce31" table:formula="of:=CONCATENATE([.D11];&quot;.&quot;;[.A11])" office:value-type="string" office:string-value="1daw.userJ" calcext:value-type="string">
            <text:p>1daw.userJ</text:p>
          </table:table-cell>
          <table:table-cell table:style-name="ce31" table:formula="of:=CONCATENATE([.A11];YEAR(TODAY());&quot;-&quot;;UPPER(RIGHT([.A11];3));&quot;!&quot;)" office:value-type="string" office:string-value="userJ2021-ERJ!" calcext:value-type="string">
            <text:p>userJ2021-ERJ!</text:p>
          </table:table-cell>
          <table:table-cell table:style-name="ce31" table:formula="of:=[.H10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2">
          <table:table-cell table:style-name="ce30" office:value-type="string" calcext:value-type="string">
            <text:p>userK</text:p>
          </table:table-cell>
          <table:table-cell table:style-name="ce30" table:formula="of:=CONCATENATE([.A12];&quot;@fp.insjoaquimmir.cat&quot;)" office:value-type="string" office:string-value="userK@fp.insjoaquimmir.cat" calcext:value-type="string">
            <text:p>userK@fp.insjoaquimmir.cat</text:p>
          </table:table-cell>
          <table:table-cell table:style-name="ce30" office:value-type="string" calcext:value-type="string">
            <text:p>g01</text:p>
          </table:table-cell>
          <table:table-cell table:style-name="ce30" office:value-type="string" calcext:value-type="string">
            <text:p>1daw</text:p>
          </table:table-cell>
          <table:table-cell table:style-name="ce30" table:formula="of:=CONCATENATE([.D12];&quot;.m2.&quot;;[.C12])" office:value-type="string" office:string-value="1daw.m2.g01" calcext:value-type="string">
            <text:p>1daw.m2.g01</text:p>
          </table:table-cell>
          <table:table-cell table:style-name="ce30" table:formula="of:=CONCATENATE([.D12];&quot;.&quot;;[.A12])" office:value-type="string" office:string-value="1daw.userK" calcext:value-type="string">
            <text:p>1daw.userK</text:p>
          </table:table-cell>
          <table:table-cell table:style-name="ce30" table:formula="of:=CONCATENATE([.A12];YEAR(TODAY());&quot;-&quot;;UPPER(RIGHT([.A12];3));&quot;!&quot;)" office:value-type="string" office:string-value="userK2021-ERK!" calcext:value-type="string">
            <text:p>userK2021-ERK!</text:p>
          </table:table-cell>
          <table:table-cell table:style-name="ce30" table:formula="of:=[.H11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2">
          <table:table-cell table:style-name="ce30" office:value-type="string" calcext:value-type="string">
            <text:p>userL</text:p>
          </table:table-cell>
          <table:table-cell table:style-name="ce30" table:formula="of:=CONCATENATE([.A12];&quot;@fp.insjoaquimmir.cat&quot;)" office:value-type="string" office:string-value="userK@fp.insjoaquimmir.cat" calcext:value-type="string">
            <text:p>userK@fp.insjoaquimmir.cat</text:p>
          </table:table-cell>
          <table:table-cell table:style-name="ce30" office:value-type="string" calcext:value-type="string">
            <text:p>g01</text:p>
          </table:table-cell>
          <table:table-cell table:style-name="ce30" table:formula="of:=[.D12]" office:value-type="string" office:string-value="1daw" calcext:value-type="string">
            <text:p>1daw</text:p>
          </table:table-cell>
          <table:table-cell table:style-name="ce30" table:formula="of:=CONCATENATE([.D13];&quot;.m2.&quot;;[.C13])" office:value-type="string" office:string-value="1daw.m2.g01" calcext:value-type="string">
            <text:p>1daw.m2.g01</text:p>
          </table:table-cell>
          <table:table-cell table:style-name="ce30" table:formula="of:=CONCATENATE([.D13];&quot;.&quot;;[.A13])" office:value-type="string" office:string-value="1daw.userL" calcext:value-type="string">
            <text:p>1daw.userL</text:p>
          </table:table-cell>
          <table:table-cell table:style-name="ce30" table:formula="of:=CONCATENATE([.A13];YEAR(TODAY());&quot;-&quot;;UPPER(RIGHT([.A13];3));&quot;!&quot;)" office:value-type="string" office:string-value="userL2021-ERL!" calcext:value-type="string">
            <text:p>userL2021-ERL!</text:p>
          </table:table-cell>
          <table:table-cell table:style-name="ce30" table:formula="of:=[.H12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2">
          <table:table-cell table:style-name="ce30" office:value-type="string" calcext:value-type="string">
            <text:p>userM</text:p>
          </table:table-cell>
          <table:table-cell table:style-name="ce30" table:formula="of:=CONCATENATE([.A13];&quot;@fp.insjoaquimmir.cat&quot;)" office:value-type="string" office:string-value="userL@fp.insjoaquimmir.cat" calcext:value-type="string">
            <text:p>userL@fp.insjoaquimmir.cat</text:p>
          </table:table-cell>
          <table:table-cell table:style-name="ce30" office:value-type="string" calcext:value-type="string">
            <text:p>g02</text:p>
          </table:table-cell>
          <table:table-cell table:style-name="ce30" table:formula="of:=[.D13]" office:value-type="string" office:string-value="1daw" calcext:value-type="string">
            <text:p>1daw</text:p>
          </table:table-cell>
          <table:table-cell table:style-name="ce30" table:formula="of:=CONCATENATE([.D14];&quot;.m2.&quot;;[.C14])" office:value-type="string" office:string-value="1daw.m2.g02" calcext:value-type="string">
            <text:p>1daw.m2.g02</text:p>
          </table:table-cell>
          <table:table-cell table:style-name="ce30" table:formula="of:=CONCATENATE([.D14];&quot;.&quot;;[.A14])" office:value-type="string" office:string-value="1daw.userM" calcext:value-type="string">
            <text:p>1daw.userM</text:p>
          </table:table-cell>
          <table:table-cell table:style-name="ce30" table:formula="of:=CONCATENATE([.A14];YEAR(TODAY());&quot;-&quot;;UPPER(RIGHT([.A14];3));&quot;!&quot;)" office:value-type="string" office:string-value="userM2021-ERM!" calcext:value-type="string">
            <text:p>userM2021-ERM!</text:p>
          </table:table-cell>
          <table:table-cell table:style-name="ce30" table:formula="of:=[.H13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2">
          <table:table-cell table:style-name="ce30" office:value-type="string" calcext:value-type="string">
            <text:p>userN</text:p>
          </table:table-cell>
          <table:table-cell table:style-name="ce30" table:formula="of:=CONCATENATE([.A14];&quot;@fp.insjoaquimmir.cat&quot;)" office:value-type="string" office:string-value="userM@fp.insjoaquimmir.cat" calcext:value-type="string">
            <text:p>userM@fp.insjoaquimmir.cat</text:p>
          </table:table-cell>
          <table:table-cell table:style-name="ce30" office:value-type="string" calcext:value-type="string">
            <text:p>g02</text:p>
          </table:table-cell>
          <table:table-cell table:style-name="ce30" table:formula="of:=[.D14]" office:value-type="string" office:string-value="1daw" calcext:value-type="string">
            <text:p>1daw</text:p>
          </table:table-cell>
          <table:table-cell table:style-name="ce30" table:formula="of:=CONCATENATE([.D15];&quot;.m2.&quot;;[.C14])" office:value-type="string" office:string-value="1daw.m2.g02" calcext:value-type="string">
            <text:p>1daw.m2.g02</text:p>
          </table:table-cell>
          <table:table-cell table:style-name="ce30" table:formula="of:=CONCATENATE([.D15];&quot;.&quot;;[.A15])" office:value-type="string" office:string-value="1daw.userN" calcext:value-type="string">
            <text:p>1daw.userN</text:p>
          </table:table-cell>
          <table:table-cell table:style-name="ce30" table:formula="of:=CONCATENATE([.A15];YEAR(TODAY());&quot;-&quot;;UPPER(RIGHT([.A15];3));&quot;!&quot;)" office:value-type="string" office:string-value="userN2021-ERN!" calcext:value-type="string">
            <text:p>userN2021-ERN!</text:p>
          </table:table-cell>
          <table:table-cell table:style-name="ce30" table:formula="of:=[.H14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2">
          <table:table-cell table:style-name="ce30" office:value-type="string" calcext:value-type="string">
            <text:p>userO</text:p>
          </table:table-cell>
          <table:table-cell table:style-name="ce30" table:formula="of:=CONCATENATE([.A15];&quot;@fp.insjoaquimmir.cat&quot;)" office:value-type="string" office:string-value="userN@fp.insjoaquimmir.cat" calcext:value-type="string">
            <text:p>userN@fp.insjoaquimmir.cat</text:p>
          </table:table-cell>
          <table:table-cell table:style-name="ce30" office:value-type="string" calcext:value-type="string">
            <text:p>g02</text:p>
          </table:table-cell>
          <table:table-cell table:style-name="ce30" table:formula="of:=[.D15]" office:value-type="string" office:string-value="1daw" calcext:value-type="string">
            <text:p>1daw</text:p>
          </table:table-cell>
          <table:table-cell table:style-name="ce30" table:formula="of:=CONCATENATE([.D16];&quot;.m2.&quot;;[.C15])" office:value-type="string" office:string-value="1daw.m2.g02" calcext:value-type="string">
            <text:p>1daw.m2.g02</text:p>
          </table:table-cell>
          <table:table-cell table:style-name="ce30" table:formula="of:=CONCATENATE([.D16];&quot;.&quot;;[.A16])" office:value-type="string" office:string-value="1daw.userO" calcext:value-type="string">
            <text:p>1daw.userO</text:p>
          </table:table-cell>
          <table:table-cell table:style-name="ce30" table:formula="of:=CONCATENATE([.A16];YEAR(TODAY());&quot;-&quot;;UPPER(RIGHT([.A16];3));&quot;!&quot;)" office:value-type="string" office:string-value="userO2021-ERO!" calcext:value-type="string">
            <text:p>userO2021-ERO!</text:p>
          </table:table-cell>
          <table:table-cell table:style-name="ce30" table:formula="of:=[.H15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2">
          <table:table-cell table:style-name="ce30" office:value-type="string" calcext:value-type="string">
            <text:p>userP</text:p>
          </table:table-cell>
          <table:table-cell table:style-name="ce30" table:formula="of:=CONCATENATE([.A16];&quot;@fp.insjoaquimmir.cat&quot;)" office:value-type="string" office:string-value="userO@fp.insjoaquimmir.cat" calcext:value-type="string">
            <text:p>userO@fp.insjoaquimmir.cat</text:p>
          </table:table-cell>
          <table:table-cell table:style-name="ce30" office:value-type="string" calcext:value-type="string">
            <text:p>g03</text:p>
          </table:table-cell>
          <table:table-cell table:style-name="ce30" table:formula="of:=[.D16]" office:value-type="string" office:string-value="1daw" calcext:value-type="string">
            <text:p>1daw</text:p>
          </table:table-cell>
          <table:table-cell table:style-name="ce30" table:formula="of:=CONCATENATE([.D17];&quot;.m2.&quot;;[.C16])" office:value-type="string" office:string-value="1daw.m2.g02" calcext:value-type="string">
            <text:p>1daw.m2.g02</text:p>
          </table:table-cell>
          <table:table-cell table:style-name="ce30" table:formula="of:=CONCATENATE([.D17];&quot;.&quot;;[.A17])" office:value-type="string" office:string-value="1daw.userP" calcext:value-type="string">
            <text:p>1daw.userP</text:p>
          </table:table-cell>
          <table:table-cell table:style-name="ce30" table:formula="of:=CONCATENATE([.A17];YEAR(TODAY());&quot;-&quot;;UPPER(RIGHT([.A17];3));&quot;!&quot;)" office:value-type="string" office:string-value="userP2021-ERP!" calcext:value-type="string">
            <text:p>userP2021-ERP!</text:p>
          </table:table-cell>
          <table:table-cell table:style-name="ce30" table:formula="of:=[.H16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2">
          <table:table-cell table:style-name="ce30" office:value-type="string" calcext:value-type="string">
            <text:p>userQ</text:p>
          </table:table-cell>
          <table:table-cell table:style-name="ce30" table:formula="of:=CONCATENATE([.A17];&quot;@fp.insjoaquimmir.cat&quot;)" office:value-type="string" office:string-value="userP@fp.insjoaquimmir.cat" calcext:value-type="string">
            <text:p>userP@fp.insjoaquimmir.cat</text:p>
          </table:table-cell>
          <table:table-cell table:style-name="ce30" office:value-type="string" calcext:value-type="string">
            <text:p>g03</text:p>
          </table:table-cell>
          <table:table-cell table:style-name="ce30" table:formula="of:=[.D17]" office:value-type="string" office:string-value="1daw" calcext:value-type="string">
            <text:p>1daw</text:p>
          </table:table-cell>
          <table:table-cell table:style-name="ce30" table:formula="of:=CONCATENATE([.D18];&quot;.m2.&quot;;[.C17])" office:value-type="string" office:string-value="1daw.m2.g03" calcext:value-type="string">
            <text:p>1daw.m2.g03</text:p>
          </table:table-cell>
          <table:table-cell table:style-name="ce30" table:formula="of:=CONCATENATE([.D18];&quot;.&quot;;[.A18])" office:value-type="string" office:string-value="1daw.userQ" calcext:value-type="string">
            <text:p>1daw.userQ</text:p>
          </table:table-cell>
          <table:table-cell table:style-name="ce30" table:formula="of:=CONCATENATE([.A18];YEAR(TODAY());&quot;-&quot;;UPPER(RIGHT([.A18];3));&quot;!&quot;)" office:value-type="string" office:string-value="userQ2021-ERQ!" calcext:value-type="string">
            <text:p>userQ2021-ERQ!</text:p>
          </table:table-cell>
          <table:table-cell table:style-name="ce30" table:formula="of:=[.H17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2">
          <table:table-cell table:style-name="ce30" office:value-type="string" calcext:value-type="string">
            <text:p>userR</text:p>
          </table:table-cell>
          <table:table-cell table:style-name="ce30" table:formula="of:=CONCATENATE([.A19];&quot;@fp.insjoaquimmir.cat&quot;)" office:value-type="string" office:string-value="userR@fp.insjoaquimmir.cat" calcext:value-type="string">
            <text:p>userR@fp.insjoaquimmir.cat</text:p>
          </table:table-cell>
          <table:table-cell table:style-name="ce30" office:value-type="string" calcext:value-type="string">
            <text:p>g03</text:p>
          </table:table-cell>
          <table:table-cell table:style-name="ce30" table:formula="of:=[.D18]" office:value-type="string" office:string-value="1daw" calcext:value-type="string">
            <text:p>1daw</text:p>
          </table:table-cell>
          <table:table-cell table:style-name="ce30" table:formula="of:=CONCATENATE([.D19];&quot;.m2.&quot;;[.C18])" office:value-type="string" office:string-value="1daw.m2.g03" calcext:value-type="string">
            <text:p>1daw.m2.g03</text:p>
          </table:table-cell>
          <table:table-cell table:style-name="ce30" table:formula="of:=CONCATENATE([.D19];&quot;.&quot;;[.A19])" office:value-type="string" office:string-value="1daw.userR" calcext:value-type="string">
            <text:p>1daw.userR</text:p>
          </table:table-cell>
          <table:table-cell table:style-name="ce30" table:formula="of:=CONCATENATE([.A19];YEAR(TODAY());&quot;-&quot;;UPPER(RIGHT([.A19];3));&quot;!&quot;)" office:value-type="string" office:string-value="userR2021-ERR!" calcext:value-type="string">
            <text:p>userR2021-ERR!</text:p>
          </table:table-cell>
          <table:table-cell table:style-name="ce30" table:formula="of:=[.H18]" office:value-type="string" office:string-value="%" calcext:value-type="string">
            <text:p>%</text:p>
          </table:table-cell>
          <table:table-cell table:style-name="ce40" table:number-columns-repeated="1016"/>
        </table:table-row>
        <table:table-row table:style-name="ro1">
          <table:table-cell table:style-name="ce33"/>
          <table:table-cell table:style-name="ce38"/>
          <table:table-cell table:style-name="ce33" table:number-columns-repeated="6"/>
          <table:table-cell table:style-name="ce40" table:number-columns-repeated="1016"/>
        </table:table-row>
        <table:table-row table:style-name="ro1" table:number-rows-repeated="2">
          <table:table-cell table:style-name="ce35" table:number-columns-repeated="2"/>
          <table:table-cell table:style-name="ce36" table:number-columns-repeated="4"/>
          <table:table-cell table:style-name="ce35"/>
          <table:table-cell table:style-name="ce36"/>
          <table:table-cell table:number-columns-repeated="1016"/>
        </table:table-row>
        <table:table-row table:style-name="ro1" table:number-rows-repeated="4">
          <table:table-cell table:style-name="ce35" table:number-columns-repeated="8"/>
          <table:table-cell table:number-columns-repeated="1016"/>
        </table:table-row>
        <table:table-row table:style-name="ro3" table:number-rows-repeated="4">
          <table:table-cell table:style-name="ce36" table:number-columns-repeated="8"/>
          <table:table-cell table:number-columns-repeated="1016"/>
        </table:table-row>
        <table:table-row table:style-name="ro3" table:number-rows-repeated="1048539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users.A2:users.H30">
            <calcext:condition calcext:apply-style-name="Senars" calcext:value="formula-is(ISODD(ROW()))" calcext:base-cell-address="users.A2"/>
          </calcext:conditional-format>
        </calcext:conditional-formats>
      </table:table>
      <table:named-expressions/>
      <table:database-ranges>
        <table:database-range table:name="Table_4" table:target-range-address="users.A1:users.H2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fce8b2"/>
    </style:style>
    <style:style style:name="ConditionalStyle_5f_7" style:display-name="ConditionalStyle_7" style:family="table-cell" style:parent-style-name="Default">
      <style:table-cell-properties fo:background-color="#f4c7c3"/>
    </style:style>
    <style:style style:name="ConditionalStyle_5f_8" style:display-name="ConditionalStyle_8" style:family="table-cell" style:parent-style-name="Default">
      <style:table-cell-properties fo:background-color="#d9d2e9"/>
    </style:style>
    <style:style style:name="Senars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1:09:31.877039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F1.A01" style:display-name="PageStyle_UF1.A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F1.A04" style:display-name="PageStyle_UF1.A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F1.A04_20_híbrid" style:display-name="PageStyle_UF1.A04 híbr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F2.A01" style:display-name="PageStyle_UF2.A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2-05T11:10:27.045859588</dc:date>
    <dc:creator>Pep Jiménez</dc:creator>
    <meta:editing-duration>PT6M2S</meta:editing-duration>
    <meta:editing-cycles>3</meta:editing-cycles>
    <meta:document-statistic meta:table-count="1" meta:cell-count="152" meta:object-count="0"/>
  </office:meta>
</office:document-meta>
</file>